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font-name="Times New Roman1" style:text-underline-style="solid" style:text-underline-width="auto" style:text-underline-color="font-color"/>
    </style:style>
    <style:style style:name="T7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8" style:family="text">
      <style:text-properties style:text-line-through-style="none" style:font-name="Times New Roman" style:text-underline-style="none"/>
    </style:style>
    <style:style style:name="T9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8_1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89</text:p>
      <text:p text:style-name="P2">Month<text:tab/><text:tab/><text:tab/><text:tab/><text:tab/><text:tab/></text:p>
      <text:p text:style-name="P2">Year<text:tab/><text:tab/><text:tab/><text:tab/><text:tab/><text:tab/>1889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Washington, George, 1732-1799--Anniversaries, etc.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 1789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the centennial of/<text:line-break/>Washington taking the oath/</text:p>
      <text:p text:style-name="P7">of Presidential office/</text:p>
      <text:p text:style-name="P7">1789.<text:tab/><text:tab/>1889./</text:p>
      <text:p text:style-name="P7"/>
      <text:p text:style-name="P6">[Page 1]</text:p>
      <text:p text:style-name="P6">Brethren. <text:s/>It becomes the oldest <text:span text:style-name="T2">Congregation</text:span><text:span text:style-name="T4"> religious body of Hebrews/ in this city, </text:span><text:span text:style-name="T2">that had long been</text:span><text:span text:style-name="T4"> regularly organized years be-/-fore the </text:span><text:span text:style-name="T2">memorable</text:span><text:span text:style-name="T4"> important event celebrated this day hap-/-ened, to respond to the </text:span><text:span text:style-name="T2">call</text:span><text:span text:style-name="T4"> summons of temporal authorities./ <text:s/>Unless my knowledge of the past history of our/ congregation is greatly at fault, the immortal ge-/-neral, called </text:span><text:span text:style-name="T2">first</text:span><text:span text:style-name="T4"> subsequently to preside with his wisdom over/ the people he saved by his sword, was asked/ to witness the </text:span><text:span text:style-name="T2">consecration</text:span><text:span text:style-name="T4"> dedication of the </text:span><text:span text:style-name="T5">Mickv</text:span><text:span text:style-name="T6">é</text:span><text:span text:style-name="T7"> Israel</text:span><text:span text:style-name="T3">'s</text:span><text:span text:style-name="T8">/ </text:span><text:span text:style-name="T3">Sanctuary</text:span><text:span text:style-name="T8"> Synagogue at Philadelphia in 1782. <text:s/>How broad/ </text:span><text:span text:style-name="T3">was</text:span><text:span text:style-name="T8"> the mind of George Washington was relatively/ to all creeds built on Divine revelation, a number of letters he wrote in/ answer to representative Jewish corporations of his/ time, luminously show. <text:s/>And I confess that in read-/-ing the proclamation of Benjamin Harrison, in-/-viting Americans to devotionally[sic!] commemorate a/ signal occasion in their annals, I felt much/ gratified. <text:s/>For I </text:span><text:span text:style-name="T3">noticed that</text:span><text:span text:style-name="T8"> observed the spirit of the/ most illustrious among his predecessors, striving with-/-in him. <text:s/>Our chief Executive said that Christians </text:span><text:span text:style-name="T7">and</text:span><text:span text:style-name="T8">/</text:span></text:p>
      <text:p text:style-name="P6"><text:span text:style-name="T8"/></text:p>
      <text:p text:style-name="P6"><text:span text:style-name="T8">[Page 2]</text:span></text:p>
      <text:p text:style-name="P6"><text:soft-page-break/><text:span text:style-name="T8">Hebrews had </text:span><text:span text:style-name="T3">suggested to him</text:span><text:span text:style-name="T8"> urged the/ </text:span><text:span text:style-name="T3">possibility</text:span><text:span text:style-name="T8"> fitness of holding public worship on this/ memorable centennial. <text:s/>How </text:span><text:span text:style-name="T3">are</text:span><text:span text:style-name="T8"> as we are, in/ comparison with other denominations, the wel-/come fact </text:span><text:span text:style-name="T3">was this officially published to the</text:span><text:span text:style-name="T8">/ </text:span><text:span text:style-name="T3">world</text:span><text:span text:style-name="T8"> that we are nevertheless valued as an integral part/ of the American </text:span><text:span text:style-name="T3">commu</text:span><text:span text:style-name="T8"> nation </text:span><text:span text:style-name="T3">at large</text:span><text:span text:style-name="T8"> was thus officially published to the world. <text:s/>It is well that all know it./ <text:s/>As to the object of </text:span><text:span text:style-name="T3">it</text:span><text:span text:style-name="T8"> our prayful assemblage</text:span><text:span text:style-name="T3">s</text:span><text:span text:style-name="T8"> to day,/ </text:span><text:span text:style-name="T3">needs not be explained</text:span><text:span text:style-name="T8"> no explanation is </text:span><text:span text:style-name="T3">needed</text:span><text:span text:style-name="T8"> required, but since </text:span><text:span text:style-name="T3">they are</text:span><text:span text:style-name="T8"> it is meant/ to keep alive a sense of gratitude to God for ha-/-ving raised a mighty deliverer and a </text:span><text:span text:style-name="T3">glorious</text:span><text:span text:style-name="T8"> far sighted counsel-/-lor in time of need, they who meet ought to take/ to hear the words of the Sage whom they deservedly re-/-verence. <text:s/>I fain would that his very ad-/-dress at his inauguration as the highest official/ in the Republic, which his military genius/ created, were seriously pondered on. <text:s/>It breathes/ sterling piety; it is the inspiration of one who/ sees the Almighty through all the vicissitudes/ that brought salvation to a people destined as/ a polar star of </text:span><text:span text:style-name="T3">life</text:span><text:span text:style-name="T8"> hope to all who sigh for freed-/-om. <text:s/>That address is indeed a telling/</text:span></text:p>
      <text:p text:style-name="P6"><text:span text:style-name="T8"/></text:p>
      <text:p text:style-name="P6"><text:span text:style-name="T8">[Page 3]</text:span></text:p>
      <text:p text:style-name="P6"><text:span text:style-name="T8">sermon. <text:s/></text:span><text:span text:style-name="T3">It preaches reliance on the Ruler</text:span><text:span text:style-name="T8">/ </text:span><text:span text:style-name="T3">of the Universe</text:span><text:span text:style-name="T8"> It emphasizes the truth,/ that achievements upon the battle field, and the/ results of human sagacity in framing liberal/ laws, may prove abortive, of virtue, founded/ upon religious sentiments, does not </text:span><text:span text:style-name="T3">hold complete of way sway</text:span><text:span text:style-name="T8"> contract and influence multitudes./ <text:s/>So said Washington in his speech to the Senate/ and house of Representatives on the 30th day of April/ 1789. <text:s/>"No people can be bound to acknowledge/ and adore The Invisible Hand which conducts/ the affairs of men, more than the people of the United/ States. <text:s/>Every step </text:span><text:span text:style-name="T3">to</text:span><text:span text:style-name="T8"> by which they have advanced/ to the character of an independent nation, seems to have/ been distinguished by some tokens of Providential agency./ ....We ought to be fully persuaded that the pro-/-pitious smiles of Heaven can never be expected on/ a nation that disregards the eternal rules of/ order and right, which Heaven itself has ordain-/-ed." <text:s/>Simple words simply </text:span><text:span text:style-name="T3">uttered</text:span><text:span text:style-name="T8"> told, but to which/ history affixes its indelible seal./</text:span></text:p>
      <text:p text:style-name="P6"><text:span text:style-name="T8"/></text:p>
      <text:p text:style-name="P6"><text:span text:style-name="T8">[Page 4]</text:span></text:p>
      <text:p text:style-name="P6"><text:span text:style-name="T8">America has progressed unprecedentedly/ since those admirable words were uttered, and to the </text:span><text:span text:style-name="T3">vindication</text:span><text:span text:style-name="T8"> vindication of "order and right" she arose magnificently and took </text:span><text:span text:style-name="T3">the</text:span><text:span text:style-name="T8"> a front rank/ </text:span><text:span text:style-name="T3">token</text:span><text:span text:style-name="T8"> in civilization, when she erased every vestige/ of serfdom from Maine to the Gulf of Mexico./ <text:s/>She </text:span><text:span text:style-name="T3">deservedly</text:span><text:span text:style-name="T8"> unquestionably stands also foremost </text:span><text:span text:style-name="T3">also</text:span><text:span text:style-name="T8"> in every/ department of practical science making handiwork/ easier to the laborer, opening wide avenues which lead-/</text:span><text:span text:style-name="T3">ing</text:span><text:span text:style-name="T8"> to </text:span><text:span text:style-name="T3">the</text:span><text:span text:style-name="T8"> prosperity </text:span><text:span text:style-name="T3">of</text:span><text:span text:style-name="T8"> sixty millions of beings,/ who constitute the grandest Republic </text:span><text:span text:style-name="T3">over</text:span><text:span text:style-name="T8"> upon which/ the </text:span><text:span text:style-name="T3">sin</text:span><text:span text:style-name="T8"> sun has ever shone, and singularly promoting relief and comfort/ and pleasure </text:span><text:span text:style-name="T3">seize</text:span><text:span text:style-name="T8"> in endless directions. <text:s/>But are those who pride/ themselves on Washington similarly actuated by/ godly impulses? <text:s/>Were they so, they would not/ allow speculative science, the mistress of modern incre-/-dulity, the large control which it exercises over/ the mind</text:span><text:span text:style-name="T3">s</text:span><text:span text:style-name="T8">. <text:s/></text:span><text:span text:style-name="T3">of multitudes</text:span><text:span text:style-name="T8"> For that it is which dethrones God, and crowns fallible reason. <text:s/>A literature less copious/ perhaps, but </text:span><text:span text:style-name="T3">sounder</text:span><text:span text:style-name="T8"> more spiritualizing would find votaries, a literature resting upon the </text:span><text:span text:style-name="T3">firm</text:span><text:span text:style-name="T8">/ basis of God's Law and His Personal Providence would/ be cultivated among the </text:span><text:span text:style-name="T3">children</text:span><text:span text:style-name="T8"> youths who</text:span><text:span text:style-name="T3">m</text:span><text:span text:style-name="T8">, we hope,/ will perpetuate the </text:span><text:span text:style-name="T3">ws</text:span><text:span text:style-name="T8"> </text:span><text:span text:style-name="T3">popular</text:span><text:span text:style-name="T8"> self-government established by/ the heroism and administrative wisdom of </text:span><text:span text:style-name="T3">Washington him</text:span><text:span text:style-name="T8"> the </text:span><text:span text:style-name="T3">one</text:span><text:span text:style-name="T8"> great one/</text:span></text:p>
      <text:p text:style-name="P6"><text:span text:style-name="T8"/></text:p>
      <text:p text:style-name="P6"><text:span text:style-name="T8">[Page 5]</text:span></text:p>
      <text:p text:style-name="P8"><text:span text:style-name="T9">who</text:span><text:span text:style-name="T8"> that was "first in war, first in peace, first in/ the hearts of his countrymen." <text:s/>It is opportune/ </text:span><text:span text:style-name="T9">the</text:span><text:span text:style-name="T8"> to deprecate the </text:span><text:span text:style-name="T9">evils</text:span><text:span text:style-name="T8"> effects of a wide-spread skepti-/-cism, </text:span><text:span text:style-name="T9">which is</text:span><text:span text:style-name="T8"> fostered by </text:span><text:span text:style-name="T9">lear</text:span><text:span text:style-name="T8"> the learning of our age./ <text:s/>Oh! may </text:span><text:span text:style-name="T9">never</text:span><text:span text:style-name="T8"> the land of Washington never be threat-/-ened with the evils which has so often afflicted, and/ still afflict, the land that lent </text:span><text:span text:style-name="T9">it</text:span><text:span text:style-name="T8"> us generous help/ in the hour of trial! <text:s/>For in France infidelity is/ very nigh legalized, and those at the helm of/ the ship of state, take for their compass </text:span><text:span text:style-name="T9">nation-</text:span><text:span text:style-name="T8"> military/ </text:span><text:span text:style-name="T9">-al</text:span><text:span text:style-name="T8"> vestige, not national virtue. <text:s/>Our</text:span><text:span text:style-name="T9">s</text:span><text:span text:style-name="T8"> rudder and anchor must be/ religion, that is, </text:span><text:span text:style-name="T9">a </text:span><text:soft-page-break/><text:span text:style-name="T9">child like dependence</text:span><text:span text:style-name="T8"> implicit reliance upon/ a Higher Power, who </text:span><text:span text:style-name="T9">sanctifies makes</text:span><text:span text:style-name="T8"> gives righteousness/ the final victory. <text:s/>That Power was with America at its/ small beginning, has continued with it as a/ reward for past excellencies, and will never de-/-part so long as we look up to it for salvation./ <text:s/>Gladly I would interpret this </text:span><text:span text:style-name="T9">centennial</text:span><text:span text:style-name="T8"> public celebra-/-tion as a pledge of our adherence to the advice of/ the illustrious first President who took the oath/ of his office this day a century ago. <text:s/>No cant,/ I verily believe, dictated the proclamation of/</text:span></text:p>
      <text:p text:style-name="P8"><text:span text:style-name="T8"/></text:p>
      <text:p text:style-name="P8"><text:span text:style-name="T8">[Page 6]</text:span></text:p>
      <text:p text:style-name="P8"><text:span text:style-name="T8">Benjamin Harrison. <text:s/>His invitation to Christ-/-ians </text:span><text:span text:style-name="T7">and</text:span><text:span text:style-name="T8"> Hebrews to render thanks to the/ omnipotent Lord for His manifold favors du-/-ring </text:span><text:span text:style-name="T9">a century</text:span><text:span text:style-name="T8"> the </text:span><text:span text:style-name="T9">the</text:span><text:span text:style-name="T8"> hundred years of our </text:span><text:span text:style-name="T9">national</text:span><text:span text:style-name="T8"> well-organized existence, and to of-/-fer supplications for His countenance and protection/ at all times, was </text:span><text:span text:style-name="T9">dictated</text:span><text:span text:style-name="T8"> urged by sincerity. <text:s/>Parades/ and banquets and flag displaying may minister to a/ pardonable vanity, while they gratify the senses, but/ real delight is the consciousness of </text:span><text:span text:style-name="T9">national</text:span><text:span text:style-name="T8"> political purity,/ what gives a nation lasting glory is the uprightness/ thereof. <text:s/>So said the Biblical moralist and so </text:span><text:span text:style-name="T9">believes holds as</text:span><text:span text:style-name="T8">/ </text:span><text:span text:style-name="T9">true</text:span><text:span text:style-name="T8"> the American who now guides this nation holds as true. <text:s/>Upon the/ day that brings to memory the services of the man,/ who reflected the widest share of honor upon the Republic of/ the North, and whose name will ever remain a cause/ of blessing to humanity at large, let us determine to so act/ that his own fervent </text:span><text:span text:style-name="T9">supplication</text:span><text:span text:style-name="T8"> entreaty in </text:span><text:span text:style-name="T9">performing</text:span><text:span text:style-name="T8"> discharging his first offi-/cial act may be fulfilled; namely that the Almighty/ Being who rules the universe...may consecrate to the liber-/ties and happiness of the poeple of the U. S, a govern-/-ment instituted by themselves for noble and </text:span><text:span text:style-name="T9">[?]</text:span><text:span text:style-name="T8"> soul elevating purposes./</text:span></text:p>
      <text:p text:style-name="P8"><text:span text:style-name="T8"/></text:p>
      <text:p text:style-name="P8"><text:span text:style-name="T8">[Page 7]</text:span></text:p>
      <text:p text:style-name="P8"><text:span text:style-name="T8"><text:tab/>Lord God! <text:s/>Not as a holy convocation, ordained/ in the Law of Moses Thy servant have </text:span><text:span text:style-name="T9">we</text:span><text:span text:style-name="T8"> we now assembled/ in Thy </text:span><text:span text:style-name="T9">holy</text:span><text:span text:style-name="T8"> courts, but in earnestness and sincerity we/ have come to acknowledge the great benefactions Thou/ hast bestowed upon us, as inhabitants of this favored/ land. <text:s/>Listen Thou in heaven when the people Thou/ hast blessed with freedom, prays to Thee, and vouch-/-safe always wonderfully to help all the children/ of America. <text:s/>Unfeigned gladness is theirs, when/ they remember that this day, one hundred years/ ago, Thou didst raise as their Chief Executive a/ true man. <text:s/></text:span><text:span text:style-name="T9">He was</text:span><text:span text:style-name="T8"> Guided with </text:span><text:span text:style-name="T9">righteousness</text:span><text:span text:style-name="T8"> valor for/ Thy name-sake, </text:span><text:span text:style-name="T9">and after</text:span><text:span text:style-name="T8"> he </text:span><text:span text:style-name="T9">had</text:span><text:span text:style-name="T8"> saved with/ his trenchant sword a vast people from the/ power of an overbearing king, </text:span><text:span text:style-name="T9">he</text:span><text:span text:style-name="T8"> and afterward swore by Thy/ sacred name to judge all impartially. <text:s/>Now,/ recalling the oath </text:span><text:span text:style-name="T9">and so</text:span><text:span text:style-name="T8"> which he took, and kept/ with unswerving fidelity, we have entered Thy/ sanctuary to bless Thy name, O Lord! <text:s/>For/ there art the </text:span><text:span text:style-name="T9">Dev</text:span><text:span text:style-name="T8"> Divine Being who chose him;/ Thou didst endow him with </text:span><text:span text:style-name="T9">po</text:span><text:span text:style-name="T8"> the power to/ succeed; Thou didst lead him with Thy righteous/</text:span></text:p>
      <text:p text:style-name="P8"><text:span text:style-name="T8"/></text:p>
      <text:p text:style-name="P8"><text:span text:style-name="T8">[Page 8]</text:span></text:p>
      <text:p text:style-name="P8"><text:span text:style-name="T8">counsel, that he might perform what/ he promised. <text:s/>Therefore he stood firm in/ the path of rectitude from the day that Thou/ didst raise him, as a guide, till the eight/ years of his high trust expired. <text:s/>May/ the name of George Washington endure for ever,/ and may the liberty be wrought, remain/ in all generations among the people for/ whom he fought and whom he delivered./ <text:s/>Lord God! fulfil speedily the promise of Thy/ Seer, that Thou shalt reign over all creatures,/ and all the </text:span><text:span text:style-name="T9">in</text:span><text:span text:style-name="T8"> dwellers of the earth will/ join in a union of states for mutual protect-/-ion and to fear and love Thy name forevermor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16T12:13:56.51</meta:creation-date>
    <dc:date>2012-08-16T13:53:59.72</dc:date>
    <dc:creator>Penn Libraries</dc:creator>
    <meta:editing-duration>PT00H08M4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80" meta:word-count="1656" meta:character-count="10393"/>
  </office:meta>
</office:document-meta>
</file>